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8d71"/>
    </style:style>
    <style:style style:name="P2" style:family="paragraph" style:parent-style-name="Standard">
      <style:text-properties officeooo:rsid="00058d71" officeooo:paragraph-rsid="00058d71"/>
    </style:style>
    <style:style style:name="P3" style:family="paragraph" style:parent-style-name="Standard">
      <style:text-properties fo:font-weight="bold" officeooo:paragraph-rsid="00058d71" style:font-weight-asian="bold" style:font-weight-complex="bold"/>
    </style:style>
    <style:style style:name="P4" style:family="paragraph" style:parent-style-name="Standard">
      <style:text-properties fo:font-weight="bold" officeooo:rsid="00058d71" officeooo:paragraph-rsid="00058d71" style:font-weight-asian="bold" style:font-weight-complex="bold"/>
    </style:style>
    <style:style style:name="P5" style:family="paragraph" style:parent-style-name="Standard">
      <style:text-properties fo:font-weight="bold" officeooo:paragraph-rsid="0005f977" style:font-weight-asian="bold" style:font-weight-complex="bold"/>
    </style:style>
    <style:style style:name="P6" style:family="paragraph" style:parent-style-name="Standard">
      <style:text-properties officeooo:paragraph-rsid="0005f977"/>
    </style:style>
    <style:style style:name="P7" style:family="paragraph" style:parent-style-name="Standard">
      <style:text-properties officeooo:paragraph-rsid="00067dcb"/>
    </style:style>
    <style:style style:name="P8" style:family="paragraph" style:parent-style-name="Standard">
      <style:text-properties officeooo:rsid="00067dcb" officeooo:paragraph-rsid="00067dcb"/>
    </style:style>
    <style:style style:name="P9" style:family="paragraph" style:parent-style-name="Standard">
      <style:text-properties fo:font-weight="bold" officeooo:paragraph-rsid="0005f977" style:font-weight-asian="bold" style:font-weight-complex="bold"/>
    </style:style>
    <style:style style:name="P10" style:family="paragraph" style:parent-style-name="Standard">
      <style:text-properties officeooo:paragraph-rsid="000a52a1"/>
    </style:style>
    <style:style style:name="P11" style:family="paragraph" style:parent-style-name="Standard">
      <style:text-properties officeooo:paragraph-rsid="0005f9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8d71" style:font-weight-asian="bold" style:font-weight-complex="bold"/>
    </style:style>
    <style:style style:name="T3" style:family="text">
      <style:text-properties officeooo:rsid="0005f977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67dcb"/>
    </style:style>
    <style:style style:name="T6" style:family="text">
      <style:text-properties officeooo:rsid="00083d3a"/>
    </style:style>
    <style:style style:name="T7" style:family="text">
      <style:text-properties officeooo:rsid="000a3cb3"/>
    </style:style>
    <style:style style:name="T8" style:family="text">
      <style:text-properties officeooo:rsid="000a52a1"/>
    </style:style>
    <style:style style:name="T9" style:family="text">
      <style:text-properties officeooo:rsid="000c0a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ÁLCULO FINIQUITO <text:s/><text:span text:style-name="T3">EJEMPLO</text:span>:</text:p>
      <text:p text:style-name="P1"/>
      <text:p text:style-name="P1">Salario base: <text:span text:style-name="T5">11</text:span>00 euros </text:p>
      <text:p text:style-name="P1">Plus convenio: 10<text:span text:style-name="T5">5</text:span> euros. </text:p>
      <text:p text:style-name="P1">Plus transporte: <text:span text:style-name="T5">10</text:span>0 euros. </text:p>
      <text:p text:style-name="P1"/>
      <text:p text:style-name="P1">Recibe 2 pagas extras al año de salario base, las cuales están prorrateadas a lo largo del año. </text:p>
      <text:p text:style-name="P1"/>
      <text:p text:style-name="P1">Estaba indefinido con una antigüedad de 4 años. </text:p>
      <text:p text:style-name="P1"/>
      <text:p text:style-name="P8">Irof 2%</text:p>
      <text:p text:style-name="P1"/>
      <text:p text:style-name="P4">SOLUCION </text:p>
      <text:p text:style-name="P2"/>
      <text:p text:style-name="P1"><text:span text:style-name="T2">1 </text:span><text:span text:style-name="T1">Salario</text:span>: Como trabajó <text:span text:style-name="T7">24</text:span> días, tenemos que calcular la parte proporcional. </text:p>
      <text:p text:style-name="P1">Salario base: <text:span text:style-name="T5">11</text:span>00 x <text:span text:style-name="T7">24</text:span>/30= <text:span text:style-name="T7">88</text:span>0€ </text:p>
      <text:p text:style-name="P1">Plus convenio: 10<text:span text:style-name="T5">5</text:span> x <text:span text:style-name="T7">24</text:span>/30= <text:span text:style-name="T7">84</text:span>€ </text:p>
      <text:p text:style-name="P1">Plus transporte: <text:span text:style-name="T5">10</text:span>0 x <text:span text:style-name="T7">24</text:span>/30= <text:span text:style-name="T7">8</text:span><text:span text:style-name="T5">0</text:span>€ </text:p>
      <text:p text:style-name="P1">Salario: <text:span text:style-name="T7">88</text:span>0 + <text:span text:style-name="T7">84</text:span> + <text:span text:style-name="T7">8</text:span><text:span text:style-name="T5">0</text:span>= <text:span text:style-name="T8">1044</text:span>€ </text:p>
      <text:p text:style-name="P1">Tiene la paga extra prorrateada. 2 pagas extras de <text:span text:style-name="T5">11</text:span>00 € son <text:span text:style-name="T5">22</text:span>00€, </text:p>
      <text:p text:style-name="P1"><text:span text:style-name="T5">2200</text:span>/12 meses= <text:span text:style-name="T5">183,3</text:span> € mes. </text:p>
      <text:p text:style-name="P7"><text:span text:style-name="T5">183,3</text:span>/30 días= <text:span text:style-name="T5">6,1</text:span>€, </text:p>
      <text:p text:style-name="P7"><text:span text:style-name="T5">6,1</text:span> x <text:span text:style-name="T8">24</text:span> días= <text:span text:style-name="T8">146</text:span><text:span text:style-name="T5">,</text:span><text:span text:style-name="T8">4</text:span>€. </text:p>
      <text:p text:style-name="P1">TOTAL SALARIO BRUTO: <text:span text:style-name="T8">1044</text:span> + <text:span text:style-name="T8">146,3</text:span>= <text:span text:style-name="T8">1190</text:span><text:span text:style-name="T5">,</text:span><text:span text:style-name="T8">4</text:span>€ </text:p>
      <text:p text:style-name="P1"/>
      <text:p text:style-name="P1"><text:span text:style-name="T2">2</text:span><text:span text:style-name="T1">. Descuento a la Seguridad Social</text:span>:</text:p>
      <text:p text:style-name="P10">BCCC= salario base + plus convenio + plus transporte + paga extra = <text:span text:style-name="T8">1190</text:span><text:span text:style-name="T5">,</text:span><text:span text:style-name="T8">4</text:span> € </text:p>
      <text:p text:style-name="P10">BCCP= igual a la BCCC porque no hay horas extras= <text:span text:style-name="T8">1190</text:span><text:span text:style-name="T5">,</text:span><text:span text:style-name="T8">4</text:span>€ </text:p>
      <text:p text:style-name="P1">Cuotas a la Seguridad Social: </text:p>
      <text:p text:style-name="P10">Contingencias Comunes= <text:span text:style-name="T8">1190</text:span><text:span text:style-name="T5">,</text:span><text:span text:style-name="T8">4</text:span> x 4,7%= <text:span text:style-name="T8">55,94</text:span>€ </text:p>
      <text:p text:style-name="P10">Desempleo= <text:span text:style-name="T8">1190</text:span><text:span text:style-name="T5">,</text:span><text:span text:style-name="T8">4</text:span> x 1,55%=<text:span text:style-name="T8">18,44</text:span>€ </text:p>
      <text:p text:style-name="P10">FP= <text:span text:style-name="T8">1190</text:span><text:span text:style-name="T5">,</text:span><text:span text:style-name="T8">4</text:span> X 0,10%= <text:span text:style-name="T8">1</text:span>,<text:span text:style-name="T8">1904</text:span>€ </text:p>
      <text:p text:style-name="P10">Total a deducir para la Seguridad Social= <text:span text:style-name="T8">55,94</text:span> + <text:s/><text:span text:style-name="T8">18,44</text:span>+<text:span text:style-name="T8">1</text:span>,<text:span text:style-name="T8">1904</text:span>= <text:span text:style-name="T8">75</text:span><text:span text:style-name="T6">,</text:span><text:span text:style-name="T8">44</text:span>€ </text:p>
      <text:p text:style-name="P1"/>
      <text:p text:style-name="P6"><text:span text:style-name="T1">3. Descuento del IRPF</text:span>:</text:p>
      <text:p text:style-name="P10">Base del IRPF: <text:span text:style-name="T8">1190</text:span><text:span text:style-name="T5">,</text:span><text:span text:style-name="T8">4</text:span>€</text:p>
      <text:p text:style-name="P10">Retención de Hacienda: <text:span text:style-name="T8">1190</text:span><text:span text:style-name="T5">,</text:span><text:span text:style-name="T8">4</text:span> x <text:span text:style-name="T6">2</text:span>%= <text:span text:style-name="T8">23</text:span><text:span text:style-name="T6">,</text:span><text:span text:style-name="T8">92</text:span>€ </text:p>
      <text:p text:style-name="P10"><text:span text:style-name="T1">Salario Neto a recibir por esos 12 días:</text:span> <text:span text:style-name="T8">1190</text:span><text:span text:style-name="T5">,</text:span><text:span text:style-name="T8">4</text:span> – <text:span text:style-name="T8">75,44</text:span> – <text:span text:style-name="T8">23,92</text:span>= <text:span text:style-name="T8">1212</text:span><text:span text:style-name="T6">,</text:span><text:span text:style-name="T8">2</text:span>€</text:p>
      <text:p text:style-name="P1"/>
      <text:p text:style-name="P6"><text:span text:style-name="T1">PAGAS EXTRAS PENDIENTES</text:span>: Como el trabajador tiene las pagas extras prorrateadas no se hace este cálculo, ya que esta realizado en la parte del salario por los días trabajados. </text:p>
      <text:p text:style-name="P6"/>
      <text:p text:style-name="P6"><text:span text:style-name="T1">VACACIONES NO DISFRUTADAS</text:span>: </text:p>
      <text:p text:style-name="P5">1. Se calcula el número de días pendientes de vacaciones.</text:p>
      <text:p text:style-name="P6">Por 3 meses (enero, febrero, marzo, <text:span text:style-name="T7">abril</text:span>) = 2,5 días x <text:span text:style-name="T7">4</text:span>= <text:span text:style-name="T7">9 </text:span>días. </text:p>
      <text:p text:style-name="P6">Por <text:span text:style-name="T8">24</text:span> días= <text:span text:style-name="T8">24</text:span>x 2,5/30= <text:span text:style-name="T8">2</text:span> día </text:p>
      <text:p text:style-name="P6">Total de días de vacaciones= <text:span text:style-name="T8">9</text:span> + <text:span text:style-name="T8">2</text:span>=<text:span text:style-name="T8">11</text:span> días </text:p>
      <text:p text:style-name="P6"/>
      <text:p text:style-name="P6"><text:span text:style-name="T1">2. Se calcula el salario por los días de vacaciones sin disfrutar</text:span>.</text:p>
      <text:p text:style-name="P6">Salario mensual= <text:span text:style-name="T8">1100</text:span> + 1<text:span text:style-name="T8">05</text:span> + 1<text:span text:style-name="T8">0</text:span>0= 1<text:span text:style-name="T8">305</text:span>€/mes. </text:p>
      <text:p text:style-name="P6">Salario diario= <text:span text:style-name="T8">1305</text:span>/30 días= <text:span text:style-name="T8">43,5</text:span>€/día. </text:p>
      <text:p text:style-name="P6">Salario por <text:span text:style-name="T8">24</text:span> días de vacaciones= <text:span text:style-name="T8">43,5</text:span> x <text:span text:style-name="T8">11</text:span> días= <text:span text:style-name="T8">478,5</text:span>€. </text:p>
      <text:p text:style-name="P6"><text:soft-page-break/>*El plus de transporte no se incluye porque este se paga por día que realmente se acude al trabajo. </text:p>
      <text:p text:style-name="P6"><text:span text:style-name="T1">3. Descuento a la Seguridad Social</text:span>:</text:p>
      <text:p text:style-name="P6">Al salario de las vacaciones se descuenta igualmente la Seguridad Social. </text:p>
      <text:p text:style-name="P6"/>
      <text:p text:style-name="P6">Cuotas a la Seguridad Social: </text:p>
      <text:p text:style-name="P6"/>
      <text:p text:style-name="P6">Contingencias Comunes= <text:span text:style-name="T9">478,5</text:span>x 4,7%= <text:span text:style-name="T9">22,49</text:span>€ </text:p>
      <text:p text:style-name="P6">Desempleo= <text:span text:style-name="T9">478,5</text:span> x 1,55%= <text:span text:style-name="T9">7,42</text:span>€ </text:p>
      <text:p text:style-name="P6">FP= <text:span text:style-name="T9">478,5</text:span> X 0,10%= <text:span text:style-name="T9">0,48</text:span>€ </text:p>
      <text:p text:style-name="P6">Total a deducir para la Seguridad Social= <text:span text:style-name="T9">22,49</text:span>+ <text:span text:style-name="T9">7,42</text:span> + 0,<text:span text:style-name="T9">48</text:span> = <text:span text:style-name="T9">30,49</text:span>€ </text:p>
      <text:p text:style-name="P6"/>
      <text:p text:style-name="P5">4. Descuento del IRPF:</text:p>
      <text:p text:style-name="P6">Base del IRPF: 340€ </text:p>
      <text:p text:style-name="P6">Retención de Hacienda: <text:span text:style-name="T9">478,5</text:span> x 14%= <text:span text:style-name="T9">66,99</text:span>€ </text:p>
      <text:p text:style-name="P6"/>
      <text:p text:style-name="P6"><text:span text:style-name="T1">5. Salario Neto a recibir por las vacaciones</text:span>:</text:p>
      <text:p text:style-name="P6"><text:span text:style-name="T9">478,5</text:span> – <text:span text:style-name="T9">30,496</text:span>– <text:span text:style-name="T9">66,99</text:span>=<text:span text:style-name="T9">381</text:span>€ </text:p>
      <text:p text:style-name="P6"/>
      <text:p text:style-name="P6"><text:span text:style-name="T4">INDEMNIZACIÓN</text:span> </text:p>
      <text:p text:style-name="P6"/>
      <text:p text:style-name="P6"><text:span text:style-name="T1">1. Indemnización por despido</text:span> </text:p>
      <text:p text:style-name="P6"/>
      <text:p text:style-name="P6">La indemnización se calculará = <text:span text:style-name="T9">12</text:span> días x salario por días x antigüedad en años. </text:p>
      <text:p text:style-name="P6"/>
      <text:p text:style-name="P6">Salario diario ( es la suma de todo lo que percibe en 1 año dividido entre 365 días)</text:p>
      <text:p text:style-name="P6"/>
      <text:p text:style-name="P6">Salario diario = salario base anual + plus convenio anual + 2 pagas extras enteras / 365 = (<text:span text:style-name="T9">1100</text:span>x 12) + (<text:span text:style-name="T9">105</text:span> x12) + (<text:span text:style-name="T9">1100</text:span>x2)/365= <text:span text:style-name="T9">45,64</text:span>€/día</text:p>
      <text:p text:style-name="P6"/>
      <text:p text:style-name="P6">La antigüedad es de 4 años </text:p>
      <text:p text:style-name="P6"/>
      <text:p text:style-name="P6"><text:span text:style-name="T9">12</text:span> días x 4 años trabajados = <text:s/><text:span text:style-name="T9">48</text:span>días de indemnización, está dentro del tope de 360 días como máximo </text:p>
      <text:p text:style-name="P6"/>
      <text:p text:style-name="P6"><text:span text:style-name="T9">48</text:span> días x <text:span text:style-name="T9">45,64</text:span> € = <text:span text:style-name="T9">2190</text:span>€ indeminización </text:p>
      <text:p text:style-name="P6"/>
      <text:p text:style-name="P6">TOTAL FINIQUITO <text:span text:style-name="T9">478,5</text:span>€ + <text:span text:style-name="T9">381</text:span>€ + <text:span text:style-name="T9">2190</text:span>€ = <text:span text:style-name="T9">3049,5</text:span>€ </text:p>
      <text:p text:style-name="P1"/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1:08:03.129000000</meta:creation-date>
    <dc:date>2023-01-27T13:24:33.190000000</dc:date>
    <meta:editing-duration>PT5M5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63" meta:word-count="513" meta:character-count="2938" meta:non-whitespace-character-count="2431"/>
  </office:meta>
</office:document-meta>
</file>